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62000001F0944ADCF02D9E728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等线" svg:font-family="等线" style:font-family-generic="system" style:font-pitch="variable"/>
  </office:font-face-decls>
  <office:automatic-styles>
    <style:style style:name="Table1" style:family="table">
      <style:table-properties style:width="6.2889in" fo:margin-left="0.0035in" fo:margin-top="0in" fo:margin-bottom="0in" table:align="left" style:writing-mode="page"/>
    </style:style>
    <style:style style:name="Table1.A" style:family="table-column">
      <style:table-column-properties style:column-width="1.7563in"/>
    </style:style>
    <style:style style:name="Table1.B" style:family="table-column">
      <style:table-column-properties style:column-width="2.3736in"/>
    </style:style>
    <style:style style:name="Table1.C" style:family="table-column">
      <style:table-column-properties style:column-width="2.159in"/>
    </style:style>
    <style:style style:name="Table1.1" style:family="table-row">
      <style:table-row-properties fo:keep-together="auto"/>
    </style:style>
    <style:style style:name="Table1.A1" style:family="table-cell">
      <style:table-cell-properties fo:background-color="#d9d9d9" fo:padding-left="0.075in" fo:padding-right="0.075in" fo:padding-top="0in" fo:padding-bottom="0in" fo:border="0.5pt solid #000000">
        <style:background-image/>
      </style:table-cell-properties>
    </style:style>
    <style:style style:name="Table1.B2"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6.2889in" fo:margin-left="0.0035in" fo:margin-top="0in" fo:margin-bottom="0in" table:align="left" style:writing-mode="page"/>
    </style:style>
    <style:style style:name="Table2.A" style:family="table-column">
      <style:table-column-properties style:column-width="1.5257in"/>
    </style:style>
    <style:style style:name="Table2.B" style:family="table-column">
      <style:table-column-properties style:column-width="1.6847in"/>
    </style:style>
    <style:style style:name="Table2.C" style:family="table-column">
      <style:table-column-properties style:column-width="1.6431in"/>
    </style:style>
    <style:style style:name="Table2.D" style:family="table-column">
      <style:table-column-properties style:column-width="1.4347in"/>
    </style:style>
    <style:style style:name="Table2.1" style:family="table-row">
      <style:table-row-properties fo:keep-together="auto"/>
    </style:style>
    <style:style style:name="Table2.A1" style:family="table-cell">
      <style:table-cell-properties fo:background-color="#d9d9d9" fo:padding-left="0.075in" fo:padding-right="0.075in" fo:padding-top="0in" fo:padding-bottom="0in" fo:border="0.5pt solid #000000">
        <style:background-image/>
      </style:table-cell-properties>
    </style:style>
    <style:style style:name="Table2.B2" style:family="table-cell">
      <style:table-cell-properties fo:background-color="transparent" fo:padding-left="0.075in" fo:padding-right="0.075in" fo:padding-top="0in" fo:padding-bottom="0in" fo:border="0.5pt solid #000000">
        <style:background-image/>
      </style:table-cell-properties>
    </style:style>
    <style:style style:name="P1" style:family="paragraph" style:parent-style-name="Header">
      <style:paragraph-properties fo:margin-top="0in" fo:margin-bottom="0in" style:contextual-spacing="false" fo:text-align="start" style:justify-single-word="false" fo:orphans="2" fo:widows="2"/>
      <style:text-properties style:font-name="Calibri" fo:font-size="12pt" fo:language="de" fo:country="DE" style:letter-kerning="false" style:font-name-asian="等线" style:font-size-asian="12pt" style:language-asian="zh" style:country-asian="CN" style:font-name-complex="Arial" style:font-size-complex="12pt" style:language-complex="ar" style:country-complex="SA"/>
    </style:style>
    <style:style style:name="P2" style:family="paragraph" style:parent-style-name="Header">
      <style:paragraph-properties fo:margin-top="0in" fo:margin-bottom="0in" style:contextual-spacing="false" fo:text-align="center" style:justify-single-word="false" fo:orphans="2" fo:widows="2"/>
      <style:text-properties style:font-name="Calibri" fo:font-size="12pt" fo:language="de" fo:country="DE" style:letter-kerning="false" style:font-name-asian="等线" style:font-size-asian="12pt" style:language-asian="zh" style:country-asian="CN" style:font-name-complex="Arial" style:font-size-complex="12pt" style:language-complex="ar" style:country-complex="SA"/>
    </style:style>
    <style:style style:name="P3" style:family="paragraph" style:parent-style-name="Header">
      <style:paragraph-properties fo:margin-top="0in" fo:margin-bottom="0in" style:contextual-spacing="false" fo:text-align="center" style:justify-single-word="false" fo:orphans="2" fo:widows="2"/>
      <style:text-properties style:font-name="Calibri" fo:font-size="5pt" fo:language="de" fo:country="DE" style:letter-kerning="false" style:font-name-asian="等线" style:font-size-asian="5pt" style:language-asian="zh" style:country-asian="CN" style:font-name-complex="Arial" style:font-size-complex="5pt" style:language-complex="ar" style:country-complex="SA"/>
    </style:style>
    <style:style style:name="P4" style:family="paragraph" style:parent-style-name="Header">
      <style:paragraph-properties>
        <style:tab-stops>
          <style:tab-stop style:position="2.1783in"/>
        </style:tab-stops>
      </style:paragraph-properties>
    </style:style>
    <style:style style:name="P5" style:family="paragraph" style:parent-style-name="Header">
      <style:paragraph-properties fo:margin-top="0in" fo:margin-bottom="0in" style:contextual-spacing="false" fo:text-align="start" style:justify-single-word="false" fo:orphans="2" fo:widows="2"/>
      <style:text-properties style:font-name="Calibri" fo:font-size="12pt" fo:language="de" fo:country="DE" style:letter-kerning="false" style:font-name-asian="等线" style:font-size-asian="12pt" style:language-asian="zh" style:country-asian="CN" style:font-name-complex="Arial" style:font-size-complex="12pt" style:language-complex="ar" style:country-complex="SA"/>
    </style:style>
    <style:style style:name="P6" style:family="paragraph" style:parent-style-name="Header">
      <style:paragraph-properties fo:margin-top="0in" fo:margin-bottom="0in" style:contextual-spacing="false" fo:text-align="center" style:justify-single-word="false" fo:orphans="2" fo:widows="2"/>
      <style:text-properties style:font-name="Calibri" fo:font-size="12pt" fo:language="de" fo:country="DE" style:letter-kerning="false" style:font-name-asian="等线" style:font-size-asian="12pt" style:language-asian="zh" style:country-asian="CN" style:font-name-complex="Arial" style:font-size-complex="12pt" style:language-complex="ar" style:country-complex="SA"/>
    </style:style>
    <style:style style:name="P7" style:family="paragraph" style:parent-style-name="Header">
      <style:paragraph-properties fo:margin-top="0in" fo:margin-bottom="0in" style:contextual-spacing="false" fo:text-align="center" style:justify-single-word="false" fo:orphans="2" fo:widows="2"/>
      <style:text-properties style:font-name="Calibri" fo:font-size="5pt" fo:language="de" fo:country="DE" style:letter-kerning="false" style:font-name-asian="等线" style:font-size-asian="5pt" style:language-asian="zh" style:country-asian="CN" style:font-name-complex="Arial" style:font-size-complex="5pt" style:language-complex="ar" style:country-complex="SA"/>
    </style:style>
    <style:style style:name="P8" style:family="paragraph" style:parent-style-name="Standard">
      <style:paragraph-properties>
        <style:tab-stops>
          <style:tab-stop style:position="3.6in"/>
        </style:tab-stops>
      </style:paragraph-properties>
    </style:style>
    <style:style style:name="P9" style:family="paragraph" style:parent-style-name="Standard">
      <style:paragraph-properties fo:padding-left="0.0555in" fo:padding-right="0.0555in" fo:padding-top="0.0138in" fo:padding-bottom="0.0138in" fo:border="0.51pt solid #000000" style:shadow="none">
        <style:tab-stops>
          <style:tab-stop style:position="3.6in"/>
        </style:tab-stops>
      </style:paragraph-properties>
    </style:style>
    <style:style style:name="P10" style:family="paragraph" style:parent-style-name="Standard">
      <style:paragraph-properties fo:margin-top="0.0417in" fo:margin-bottom="0.0417in" style:contextual-spacing="false" fo:orphans="0" fo:widows="0"/>
      <style:text-properties fo:font-size="10pt" style:font-size-asian="10pt" style:font-size-complex="10pt"/>
    </style:style>
    <style:style style:name="P11" style:family="paragraph" style:parent-style-name="Standard">
      <style:paragraph-properties fo:orphans="0" fo:widows="0"/>
      <style:text-properties fo:font-size="10pt" style:font-size-asian="10pt" style:font-size-complex="10pt"/>
    </style:style>
    <style:style style:name="P12" style:family="paragraph" style:parent-style-name="Standard">
      <style:paragraph-properties fo:margin-top="0.0417in" fo:margin-bottom="0.0417in" style:contextual-spacing="false" fo:orphans="0" fo:widows="0"/>
      <style:text-properties fo:font-size="10pt" officeooo:rsid="000ddff1" officeooo:paragraph-rsid="000ddff1" style:font-size-asian="10pt" style:font-size-complex="10pt"/>
    </style:style>
    <style:style style:name="P13" style:family="paragraph" style:parent-style-name="Standard">
      <style:paragraph-properties fo:margin-top="0.0417in" fo:margin-bottom="0.0417in" style:contextual-spacing="false" fo:orphans="0" fo:widows="0"/>
    </style:style>
    <style:style style:name="P14" style:family="paragraph" style:parent-style-name="Standard">
      <style:paragraph-properties fo:margin-left="0.25in" fo:margin-right="0in" fo:margin-top="0.0417in" fo:margin-bottom="0.0417in" style:contextual-spacing="false" fo:orphans="0" fo:widows="0" fo:text-indent="0in" style:auto-text-indent="false"/>
    </style:style>
    <style:style style:name="P15" style:family="paragraph" style:parent-style-name="Standard" style:list-style-name="WWNum30">
      <style:paragraph-properties fo:margin-top="0.0417in" fo:margin-bottom="0.0417in" style:contextual-spacing="false" fo:line-height="110%" fo:orphans="0" fo:widows="0"/>
    </style:style>
    <style:style style:name="P16" style:family="paragraph" style:parent-style-name="Standard" style:list-style-name="WWNum31">
      <style:paragraph-properties fo:margin-top="0.0417in" fo:margin-bottom="0.0417in" style:contextual-spacing="false" fo:line-height="110%" fo:orphans="0" fo:widows="0"/>
    </style:style>
    <style:style style:name="P17" style:family="paragraph" style:parent-style-name="Standard" style:list-style-name="WWNum32">
      <style:paragraph-properties fo:margin-top="0.0417in" fo:margin-bottom="0.0417in" style:contextual-spacing="false" fo:line-height="110%" fo:orphans="0" fo:widows="0"/>
    </style:style>
    <style:style style:name="P18" style:family="paragraph" style:parent-style-name="Standard" style:list-style-name="WWNum33">
      <style:paragraph-properties fo:margin-top="0.0417in" fo:margin-bottom="0.0417in" style:contextual-spacing="false" fo:line-height="110%" fo:orphans="0" fo:widows="0"/>
    </style:style>
    <style:style style:name="T1" style:family="text">
      <style:text-properties fo:font-weight="bold" style:font-weight-asian="bold" style:font-weight-complex="bold"/>
    </style:style>
    <style:style style:name="T2" style:family="text">
      <style:text-properties fo:font-weight="bold" style:font-weight-asian="bold" style:font-name-complex="Calibri1" style:font-weight-complex="bold"/>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style:font-name-complex="Calibri1"/>
    </style:style>
    <style:style style:name="T6" style:family="text">
      <style:text-properties fo:font-size="5pt" style:font-size-asian="5pt" style:font-size-complex="5pt"/>
    </style:style>
    <style:style style:name="T7"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1"><text:span text:style-name="T1">Aufgaben</text:span><text:span text:style-name="T1"/></text:p>
      <text:p text:style-name="P9"><text:span text:style-name="T1">1.</text:span> Beginnen Sie bei einer Station Ihrer Wahl und bearbeiten Sie dort alle Aufgaben des ausliegenden Arbeitsblatts. Rücken Sie anschließend zu einer anderen Station vor und verfahren Sie so, bis sie alle fünf Stationen besucht haben. Wählen Sie dabei jeweils selbstständig Ihre Sozialform, indem Sie – je nach Geschmack – allein, mit Partner oder in Gruppen arbeiten.</text:p>
      <text:p text:style-name="P9"><text:span text:style-name="T1">2.</text:span> Auf diesem Laufzettel tragen Sie die grundlegenden Informationen über die fünf internationalen Organisationen ein, die Sie an den verschiedenen Stationen erarbeiten. Stichworte reichen aus. Fremde Fachbegriffe finden Sie im Glossar M 8. Ergänzen Sie dieses, wann immer Sie auf Ihnen unbekannte Ausdrücke stoßen.</text:p>
      <text:p text:style-name="P9"><text:span text:style-name="T1">3.</text:span> Bearbeiten Sie die Teststation, nachdem Sie alle Stationen erfolgreich absolviert haben.</text:p>
      <text:p text:style-name="P9">Wenn Sie alle Stationen besucht haben, erhalten Sie die Lösungen. Vergleichen sie diese mit Ihren Antworten und verbessern Sie falsche Antworten.</text:p>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 loext:marker-style-name="T3"/>
          </table:table-cell>
          <table:table-cell table:style-name="Table1.A1" office:value-type="string">
            <text:p text:style-name="P13" loext:marker-style-name="T4"><text:span text:style-name="T4">Welthandelsorganisation (WTO)</text:span><text:span text:style-name="T4"/></text:p>
          </table:table-cell>
          <table:table-cell table:style-name="Table1.A1" office:value-type="string">
            <text:p text:style-name="P13" loext:marker-style-name="T4"><text:span text:style-name="T4">Organisation erdölexportierender Länder (OPEC)</text:span><text:span text:style-name="T4"/></text:p>
          </table:table-cell>
        </table:table-row>
        <table:table-row table:style-name="Table1.1">
          <table:table-cell table:style-name="Table1.A1" office:value-type="string">
            <text:list text:style-name="WWNum30">
              <text:list-item>
                <text:p text:style-name="P15" loext:marker-style-name="T4"><text:span text:style-name="T4">Mit welchem Ziel wurde die Organi­sation gegründet?</text:span><text:span text:style-name="T4"/></text:p>
              </text:list-item>
            </text:list>
          </table:table-cell>
          <table:table-cell table:style-name="Table1.B2" office:value-type="string">
            <text:p text:style-name="P12" loext:marker-style-name="T3">Die Regelung der internationalen Handels- und Wirtschaftsbeziehungen</text:p>
            <text:p text:style-name="P11" loext:marker-style-name="T3"/>
          </table:table-cell>
          <table:table-cell table:style-name="Table1.B2" office:value-type="string">
            <text:p text:style-name="P12" loext:marker-style-name="T3">Monopolisierten Ölmarkt schaffen</text:p>
          </table:table-cell>
        </table:table-row>
        <table:table-row table:style-name="Table1.1">
          <table:table-cell table:style-name="Table1.A1" office:value-type="string">
            <text:list text:continue-numbering="true" text:style-name="WWNum30">
              <text:list-item>
                <text:p text:style-name="P15" loext:marker-style-name="T4"><text:span text:style-name="T4">Wo ist der Sitz der Organisation?</text:span><text:span text:style-name="T4"/></text:p>
              </text:list-item>
            </text:list>
          </table:table-cell>
          <table:table-cell table:style-name="Table1.B2" office:value-type="string">
            <text:p text:style-name="P12" loext:marker-style-name="T3">Genf</text:p>
          </table:table-cell>
          <table:table-cell table:style-name="Table1.B2" office:value-type="string">
            <text:p text:style-name="P12" loext:marker-style-name="T3">Wien</text:p>
          </table:table-cell>
        </table:table-row>
        <table:table-row table:style-name="Table1.1">
          <table:table-cell table:style-name="Table1.A1" office:value-type="string">
            <text:list text:continue-numbering="true" text:style-name="WWNum30">
              <text:list-item>
                <text:p text:style-name="P15" loext:marker-style-name="T4"><text:span text:style-name="T4">Wer sind die Mitglieder der Organisation?</text:span><text:span text:style-name="T4"/></text:p>
              </text:list-item>
            </text:list>
          </table:table-cell>
          <table:table-cell table:style-name="Table1.B2" office:value-type="string">
            <text:p text:style-name="P12" loext:marker-style-name="T3">164 Länder, unter anderem Mitgliedsstaaten der EU, die USA, Japan, Brasilien, Indien, China und Russland</text:p>
          </table:table-cell>
          <table:table-cell table:style-name="Table1.B2" office:value-type="string">
            <text:p text:style-name="P12" loext:marker-style-name="T3">Irak, Iran, Kuwait, Saudi-Arabien, Venezuela, Katar, Indonesien, Libyen, Algerien, Nigeria</text:p>
          </table:table-cell>
        </table:table-row>
        <table:table-row table:style-name="Table1.1">
          <table:table-cell table:style-name="Table1.A1" office:value-type="string">
            <text:list text:continue-numbering="true" text:style-name="WWNum30">
              <text:list-item>
                <text:p text:style-name="P15" loext:marker-style-name="T4"><text:span text:style-name="T4">Was macht die Organisation heute?</text:span><text:span text:style-name="T4"/></text:p>
              </text:list-item>
            </text:list>
          </table:table-cell>
          <table:table-cell table:style-name="Table1.B2" office:value-type="string">
            <text:p text:style-name="P12" loext:marker-style-name="T3">Regelung der internationalen Handels- und WIrtschaftsbeziehungen</text:p>
          </table:table-cell>
          <table:table-cell table:style-name="Table1.B2" office:value-type="string">
            <text:p text:style-name="P12" loext:marker-style-name="T3">Monopolisiert Öl verkaufen</text:p>
          </table:table-cell>
        </table:table-row>
        <table:table-row table:style-name="Table1.1">
          <table:table-cell table:style-name="Table1.A1" office:value-type="string">
            <text:list text:continue-numbering="true" text:style-name="WWNum30">
              <text:list-item>
                <text:p text:style-name="P15" loext:marker-style-name="T4"><text:span text:style-name="T4">Fast alle internatio­nalen Organisationen stehen derzeit in der Kritik. </text:span><text:span text:style-name="T4"/></text:p>
              </text:list-item>
            </text:list>
            <text:p text:style-name="P14" loext:marker-style-name="T4"><text:span text:style-name="T4">Was wird dieser </text:span><text:soft-page-break/><text:span text:style-name="T4">Organisation vorgeworfen?</text:span><text:span text:style-name="T4"/></text:p>
          </table:table-cell>
          <table:table-cell table:style-name="Table1.B2" office:value-type="string">
            <text:p text:style-name="P12" loext:marker-style-name="T3">Dominanz der großen Mächte (EU, USA, …), </text:p>
          </table:table-cell>
          <table:table-cell table:style-name="Table1.B2" office:value-type="string">
            <text:p text:style-name="P12" loext:marker-style-name="T3">Es ist ein Monopol, welches die Ölpreise einfach bestimmen kann</text:p>
          </table:table-cell>
        </table:table-row>
        <table:table-row table:style-name="Table1.1">
          <table:table-cell table:style-name="Table1.A1" office:value-type="string">
            <text:list xml:id="list112805446906494" text:continue-numbering="true" text:style-name="WWNum30">
              <text:list-item>
                <text:p text:style-name="P15" loext:marker-style-name="T4"><text:span text:style-name="T4">Wie ist Ihre Meinung zu dieser Organi­sation? </text:span><text:span text:style-name="T4"/></text:p>
              </text:list-item>
            </text:list>
            <text:list text:style-name="WWNum31">
              <text:list-item>
                <text:p text:style-name="P16" loext:marker-style-name="T4"><text:span text:style-name="T4">Finden Sie die Kritik berechtigt? </text:span><text:span text:style-name="T4"/></text:p>
              </text:list-item>
              <text:list-item>
                <text:p text:style-name="P16" loext:marker-style-name="T4"><text:span text:style-name="T4">Sollte sie verändert oder gar aufgelöst werden?</text:span><text:span text:style-name="T4"/></text:p>
              </text:list-item>
            </text:list>
          </table:table-cell>
          <table:table-cell table:style-name="Table1.B2" office:value-type="string">
            <text:p text:style-name="P12" loext:marker-style-name="T3">Einerseits entspricht diese Kritik schon der Wahrheit, da diese Mächte politische und Wirtschaftliche Macht haben, welche sie für Einfluss nutzen.</text:p>
            <text:p text:style-name="P12" loext:marker-style-name="T3">Andererseits ist das allerdings auch gewissermaßen notwendig, da in diesen Staaten tendenziell auch die meisten Menschen leben.</text:p>
          </table:table-cell>
          <table:table-cell table:style-name="Table1.B2" office:value-type="string">
            <text:p text:style-name="P12" loext:marker-style-name="T3">Ein Monopol ist fast immer etwas schlechtes, auch hier, da es keinen Markt gibt, welcher die Preise reguliert, sondern eine Organisation dies übernimmt.</text:p>
          </table:table-cell>
        </table:table-row>
        <table:table-row table:style-name="Table1.1">
          <table:table-cell table:style-name="Table1.A1" office:value-type="string">
            <text:list text:continue-list="list112805446906494" text:style-name="WWNum30">
              <text:list-item>
                <text:p text:style-name="P15" loext:marker-style-name="T4"><text:span text:style-name="T4">Zusätzliche Fragen und Anmerkungen:</text:span><text:span text:style-name="T4"/></text:p>
              </text:list-item>
            </text:list>
          </table:table-cell>
          <table:table-cell table:style-name="Table1.B2" office:value-type="string">
            <text:p text:style-name="P10" loext:marker-style-name="T3"/>
          </table:table-cell>
          <table:table-cell table:style-name="Table1.B2" office:value-type="string">
            <text:p text:style-name="P10" loext:marker-style-name="T3"/>
          </table:table-cell>
        </table:table-row>
      </table:table>
      <text:p text:style-name="P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 loext:marker-style-name="T3"/>
          </table:table-cell>
          <table:table-cell table:style-name="Table2.A1" office:value-type="string">
            <text:p text:style-name="P13" loext:marker-style-name="T4"><text:span text:style-name="T4">Organisation für wirtschaftliche Zusammenarbeit (OECD)</text:span><text:span text:style-name="T4"/></text:p>
          </table:table-cell>
          <table:table-cell table:style-name="Table2.A1" office:value-type="string">
            <text:p text:style-name="P13" loext:marker-style-name="T4"><text:span text:style-name="T4">Internationaler Währungsfonds (IWF/IMF)</text:span><text:span text:style-name="T4"/></text:p>
          </table:table-cell>
          <table:table-cell table:style-name="Table2.A1" office:value-type="string">
            <text:p text:style-name="P13" loext:marker-style-name="T4"><text:span text:style-name="T4">Weltbank</text:span><text:span text:style-name="T4"/></text:p>
          </table:table-cell>
        </table:table-row>
        <table:table-row table:style-name="Table2.1">
          <table:table-cell table:style-name="Table2.A1" office:value-type="string">
            <text:list text:style-name="WWNum32">
              <text:list-item>
                <text:p text:style-name="P17" loext:marker-style-name="T4"><text:span text:style-name="T4">Mit welchem Ziel wurde die Organisation gegründet?</text:span><text:span text:style-name="T4"/></text:p>
              </text:list-item>
            </text:list>
          </table:table-cell>
          <table:table-cell table:style-name="Table2.B2" office:value-type="string">
            <text:p text:style-name="P12" loext:marker-style-name="T3">Wiederaufbau Europas, insbesondere Deutschlands</text:p>
          </table:table-cell>
          <table:table-cell table:style-name="Table2.B2" office:value-type="string">
            <text:p text:style-name="P12" loext:marker-style-name="T3">188 Staaten, unter anderem Staaten der Siegermächte des 2. Weltkriegs</text:p>
          </table:table-cell>
          <table:table-cell table:style-name="Table2.B2" office:value-type="string">
            <text:p text:style-name="P12" loext:marker-style-name="T3">Den Wiederaufbau Europas zu fördern</text:p>
          </table:table-cell>
        </table:table-row>
        <table:table-row table:style-name="Table2.1">
          <table:table-cell table:style-name="Table2.A1" office:value-type="string">
            <text:list text:continue-numbering="true" text:style-name="WWNum32">
              <text:list-item>
                <text:p text:style-name="P17" loext:marker-style-name="T4"><text:span text:style-name="T4">Wo ist der Sitz der Organisation?</text:span><text:span text:style-name="T4"/></text:p>
              </text:list-item>
            </text:list>
          </table:table-cell>
          <table:table-cell table:style-name="Table2.B2" office:value-type="string">
            <text:p text:style-name="P12" loext:marker-style-name="T3">Paris</text:p>
          </table:table-cell>
          <table:table-cell table:style-name="Table2.B2" office:value-type="string">
            <text:p text:style-name="P12" loext:marker-style-name="T3">Washington</text:p>
          </table:table-cell>
          <table:table-cell table:style-name="Table2.B2" office:value-type="string">
            <text:p text:style-name="P12" loext:marker-style-name="T3">Washington D.C.</text:p>
          </table:table-cell>
        </table:table-row>
        <table:table-row table:style-name="Table2.1">
          <table:table-cell table:style-name="Table2.A1" office:value-type="string">
            <text:list text:continue-numbering="true" text:style-name="WWNum32">
              <text:list-item>
                <text:p text:style-name="P17" loext:marker-style-name="T4"><text:span text:style-name="T4">Wer sind die Mitglieder der Organisation?</text:span><text:span text:style-name="T4"/></text:p>
              </text:list-item>
            </text:list>
          </table:table-cell>
          <table:table-cell table:style-name="Table2.B2" office:value-type="string">
            <text:p text:style-name="P12" loext:marker-style-name="T3">16 Europäische Staaten, Oberbefehlshaber der Amerikanischen, britischen, französischen Besatzungszonen</text:p>
          </table:table-cell>
          <table:table-cell table:style-name="Table2.B2" office:value-type="string">
            <text:p text:style-name="P12" loext:marker-style-name="T3">188 Staaten, unter anderem Staaten der Siegermächte des 2. Weltkriegs</text:p>
          </table:table-cell>
          <table:table-cell table:style-name="Table2.B2" office:value-type="string">
            <text:p text:style-name="P12" loext:marker-style-name="T3">184 Nationen, unter anderem Afghanistan, Vietnam, USA, Japan</text:p>
          </table:table-cell>
        </table:table-row>
        <table:table-row table:style-name="Table2.1">
          <table:table-cell table:style-name="Table2.A1" office:value-type="string">
            <text:list text:continue-numbering="true" text:style-name="WWNum32">
              <text:list-item>
                <text:p text:style-name="P17" loext:marker-style-name="T4"><text:span text:style-name="T4">Was macht die Organisation heute?</text:span><text:span text:style-name="T4"/></text:p>
              </text:list-item>
            </text:list>
          </table:table-cell>
          <table:table-cell table:style-name="Table2.B2" office:value-type="string">
            <text:p text:style-name="P12" loext:marker-style-name="T3">Sie soll eine Plattform für die Suche nach Wirtschaftspolitischen Konzepten sein</text:p>
            <text:p text:style-name="P12" loext:marker-style-name="T3"/>
          </table:table-cell>
          <table:table-cell table:style-name="Table2.B2" office:value-type="string">
            <text:p text:style-name="P12" loext:marker-style-name="T3">Förderung der internationalen Zusammenarbeit in der Währungspolitik</text:p>
          </table:table-cell>
          <table:table-cell table:style-name="Table2.B2" office:value-type="string">
            <text:p text:style-name="P12" loext:marker-style-name="T3">Entwicklungshilfen vergeben (hauptsächlich an Schwellenländer)</text:p>
          </table:table-cell>
        </table:table-row>
        <text:soft-page-break/>
        <table:table-row table:style-name="Table2.1">
          <table:table-cell table:style-name="Table2.A1" office:value-type="string">
            <text:list text:continue-numbering="true" text:style-name="WWNum32">
              <text:list-item>
                <text:p text:style-name="P17" loext:marker-style-name="T4"><text:span text:style-name="T4">Fast alle internationalen Organisationen stehen derzeit in der Kritik. </text:span><text:span text:style-name="T4"/></text:p>
              </text:list-item>
            </text:list>
            <text:p text:style-name="P14" loext:marker-style-name="T4"><text:span text:style-name="T4">Was wird dieser Organisation vorgeworfen?</text:span><text:span text:style-name="T4"/></text:p>
          </table:table-cell>
          <table:table-cell table:style-name="Table2.B2" office:value-type="string">
            <text:p text:style-name="P12" loext:marker-style-name="T3">Dafür, dass man nicht einfach so beitreten kann, sondern nur auf Einladung beitreten kann</text:p>
          </table:table-cell>
          <table:table-cell table:style-name="Table2.B2" office:value-type="string">
            <text:p text:style-name="P12" loext:marker-style-name="T3">Im Beispiel Griechenland-Hilfe hat die IWF viele harte bedingungen gestellt, die sich nicht gut auf das Leben der Bürger auswirken</text:p>
          </table:table-cell>
          <table:table-cell table:style-name="Table2.B2" office:value-type="string">
            <text:p text:style-name="P12" loext:marker-style-name="T3">Viele Projekte verursachen Schäden bei betroffenen</text:p>
          </table:table-cell>
        </table:table-row>
        <table:table-row table:style-name="Table2.1">
          <table:table-cell table:style-name="Table2.A1" office:value-type="string">
            <text:list xml:id="list112807250146065" text:continue-numbering="true" text:style-name="WWNum32">
              <text:list-item>
                <text:p text:style-name="P17" loext:marker-style-name="T4"><text:span text:style-name="T4">Wie ist Ihre Meinung zu dieser Organisation? </text:span><text:span text:style-name="T4"/></text:p>
              </text:list-item>
            </text:list>
            <text:list text:style-name="WWNum33">
              <text:list-item>
                <text:p text:style-name="P18" loext:marker-style-name="T4"><text:span text:style-name="T4">Finden Sie die Kritik berechtigt? </text:span><text:span text:style-name="T4"/></text:p>
              </text:list-item>
              <text:list-item>
                <text:p text:style-name="P18" loext:marker-style-name="T4"><text:span text:style-name="T4">Sollte sie verändert oder gar aufgelöst werden?</text:span><text:span text:style-name="T4"/></text:p>
              </text:list-item>
            </text:list>
          </table:table-cell>
          <table:table-cell table:style-name="Table2.B2" office:value-type="string">
            <text:p text:style-name="P12" loext:marker-style-name="T3">Ich finde das Konzept, dass Staaten nur auf Einladung beitreten können, nicht gut, da in diesem Konzept die gesamte Macht bei den Mitgliedsstaaten ist, welche sich dann auch die Staaten heraussuchen, welche ihre Meinungen vertreten.</text:p>
          </table:table-cell>
          <table:table-cell table:style-name="Table2.B2" office:value-type="string">
            <text:p text:style-name="P12" loext:marker-style-name="T3">Ich denke sie hat ein gutes Ziel, sollte jedoch nicht so strikte Bedingungen stellen, welche die Situation im Lande noch weiter verschlechtern</text:p>
          </table:table-cell>
          <table:table-cell table:style-name="Table2.B2" office:value-type="string">
            <text:p text:style-name="P12" loext:marker-style-name="T3">Ich denke, dass die Organisation viel gutes in der Welt bewirken kann, allerdings geschieht dies nicht selten mit Schäden bei Bewohnern.</text:p>
          </table:table-cell>
        </table:table-row>
        <table:table-row table:style-name="Table2.1">
          <table:table-cell table:style-name="Table2.A1" office:value-type="string">
            <text:list text:continue-list="list112807250146065" text:style-name="WWNum32">
              <text:list-item>
                <text:p text:style-name="P17" loext:marker-style-name="T4"><text:span text:style-name="T4">Zusätzliche Fragen und Anmerkungen:</text:span><text:span text:style-name="T4"/></text:p>
              </text:list-item>
            </text:list>
          </table:table-cell>
          <table:table-cell table:style-name="Table2.B2" office:value-type="string">
            <text:p text:style-name="P10" loext:marker-style-name="T3"/>
          </table:table-cell>
          <table:table-cell table:style-name="Table2.B2" office:value-type="string">
            <text:p text:style-name="P10" loext:marker-style-name="T3"/>
          </table:table-cell>
          <table:table-cell table:style-name="Table2.B2" office:value-type="string">
            <text:p text:style-name="P10" loext:marker-style-name="T3"/>
          </table:table-cell>
        </table:table-row>
      </table:table>
      <text:p text:style-name="P8"/>
      <text:p text:style-name="P8"/>
      <text:p text:style-name="P8"/>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de" fo:country="DE" style:letter-kerning="false" style:font-name-asian="等线" style:font-size-asian="12pt" style:language-asian="zh" style:country-asian="CN"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de" fo:country="DE" style:letter-kerning="false" style:font-name-asian="等线" style:font-size-asian="12pt" style:language-asian="zh" style:country-asian="CN"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Fußzeile_20_Zchn" style:class="extra">
      <style:paragraph-properties>
        <style:tab-stops>
          <style:tab-stop style:position="3.15in" style:type="center"/>
          <style:tab-stop style:position="6.3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asian="等线" style:font-family-asian="等线" style:font-family-generic-asian="system" style:font-pitch-asian="variable" style:font-name-complex="Arial" style:font-family-complex="Arial"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style:text-properties fo:font-family="Calibri"/>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text:start-value="4">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4">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9917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a" style:num-letter-sync="true" text:start-value="2">
        <style:list-level-properties text:list-level-position-and-space-mode="label-alignment">
          <style:list-level-label-alignment text:label-followed-by="listtab" fo:text-indent="-0.25in" fo:margin-left="0.9917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1972in" fo:margin-left="0.4472in"/>
        </style:list-level-properties>
        <style:text-properties fo:font-family="Helvetica"/>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style:text-properties fo:font-family="Helvetica"/>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6.6701in" fo:margin-left="-0.2174in" fo:margin-top="0in" fo:margin-bottom="0in" table:align="left" style:writing-mode="lr-tb"/>
    </style:style>
    <style:style style:name="Table3.A" style:family="table-column">
      <style:table-column-properties style:column-width="1.1028in"/>
    </style:style>
    <style:style style:name="Table3.B" style:family="table-column">
      <style:table-column-properties style:column-width="3.8063in"/>
    </style:style>
    <style:style style:name="Table3.C" style:family="table-column">
      <style:table-column-properties style:column-width="1.7611in"/>
    </style:style>
    <style:style style:name="Table3.1" style:family="table-row">
      <style:table-row-properties style:min-row-height="0.4194in" fo:keep-together="auto"/>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style:min-row-height="0.4674in" fo:keep-together="auto"/>
    </style:style>
    <style:style style:name="MP1" style:family="paragraph" style:parent-style-name="Header">
      <style:paragraph-properties>
        <style:tab-stops>
          <style:tab-stop style:position="2.1783in"/>
        </style:tab-stops>
      </style:paragraph-properties>
    </style:style>
    <style:style style:name="MP2" style:family="paragraph" style:parent-style-name="Header">
      <style:paragraph-properties fo:margin-top="0in" fo:margin-bottom="0in" style:contextual-spacing="false" fo:text-align="start" style:justify-single-word="false" fo:orphans="2" fo:widows="2"/>
      <style:text-properties style:font-name="Calibri" fo:font-size="12pt" fo:language="de" fo:country="DE" style:letter-kerning="false" style:font-name-asian="等线" style:font-size-asian="12pt" style:language-asian="zh" style:country-asian="CN" style:font-name-complex="Arial" style:font-size-complex="12pt" style:language-complex="ar" style:country-complex="SA"/>
    </style:style>
    <style:style style:name="MP3" style:family="paragraph" style:parent-style-name="Header">
      <style:paragraph-properties fo:margin-top="0in" fo:margin-bottom="0in" style:contextual-spacing="false" fo:text-align="center" style:justify-single-word="false" fo:orphans="2" fo:widows="2"/>
      <style:text-properties style:font-name="Calibri" fo:font-size="5pt" fo:language="de" fo:country="DE" style:letter-kerning="false" style:font-name-asian="等线" style:font-size-asian="5pt" style:language-asian="zh" style:country-asian="CN" style:font-name-complex="Arial" style:font-size-complex="5pt" style:language-complex="ar" style:country-complex="SA"/>
    </style:style>
    <style:style style:name="MP4" style:family="paragraph" style:parent-style-name="Header">
      <style:paragraph-properties fo:margin-top="0in" fo:margin-bottom="0in" style:contextual-spacing="false" fo:text-align="center" style:justify-single-word="false" fo:orphans="2" fo:widows="2"/>
      <style:text-properties style:font-name="Calibri" fo:font-size="12pt" fo:language="de" fo:country="DE" style:letter-kerning="false" style:font-name-asian="等线" style:font-size-asian="12pt" style:language-asian="zh" style:country-asian="CN" style:font-name-complex="Arial" style:font-size-complex="12pt" style:language-complex="ar" style:country-complex="SA"/>
    </style:style>
    <style:style style:name="MT1" style:family="text">
      <style:text-properties fo:font-weight="bold" style:font-weight-asian="bold" style:font-name-complex="Calibri1" style:font-weight-complex="bold"/>
    </style:style>
    <style:style style:name="MT2" style:family="text">
      <style:text-properties style:font-name-complex="Calibri1"/>
    </style:style>
    <style:style style:name="MT3" style:family="text">
      <style:text-properties fo:font-size="5pt" style:font-size-asian="5pt" style:font-size-complex="5pt"/>
    </style:style>
    <style:style style:name="MT4"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 loext:marker-style-name="MT1"><text:span text:style-name="MT1">Fach: </text:span><text:span text:style-name="MT1"/></text:p>
              <text:p text:style-name="MP2" loext:marker-style-name="MT2"><text:span text:style-name="MT2">Wirtschaft</text:span><text:span text:style-name="MT2"/></text:p>
            </table:table-cell>
            <table:table-cell table:style-name="Table3.A1" office:value-type="string">
              <text:p text:style-name="MP2" loext:marker-style-name="MT1"><text:span text:style-name="MT1">Q4 </text:span><text:span text:style-name="MT1"/></text:p>
              <text:p text:style-name="MP2" loext:marker-style-name="MT1"><text:span text:style-name="MT2">Globalisierungsprozesse verstehen und beurteilen</text:span><text:span text:style-name="MT1"/></text:p>
            </table:table-cell>
            <table:table-cell table:style-name="Table3.A1" table:number-rows-spanned="2" office:value-type="string">
              <text:p text:style-name="MP3" loext:marker-style-name="MT3"/>
              <text:p text:style-name="MP4"><draw:frame draw:style-name="Mfr1" draw:name="Grafik 3" text:anchor-type="as-char" svg:width="1.6071in" svg:height="0.7102in" draw:z-index="2"><draw:image xlink:href="Pictures/1000000100000462000001F0944ADCF02D9E728F.png" xlink:type="simple" xlink:show="embed" xlink:actuate="onLoad" draw:mime-type="image/png"/></draw:frame></text:p>
            </table:table-cell>
          </table:table-row>
          <table:table-row table:style-name="Table3.2">
            <table:table-cell table:style-name="Table3.A1" office:value-type="string">
              <text:p text:style-name="MP2" loext:marker-style-name="MT1"><text:span text:style-name="MT1">Datum: </text:span><text:span text:style-name="MT1"/></text:p>
            </table:table-cell>
            <table:table-cell table:style-name="Table3.A1" office:value-type="string">
              <text:p text:style-name="MP2" loext:marker-style-name="MT1"><text:span text:style-name="MT1">Thema: </text:span><text:span text:style-name="MT1"/></text:p>
              <text:p text:style-name="MP2" loext:marker-style-name="MT2"><text:span text:style-name="MT2">Welthandelsorganisationen</text:span><text:span text:style-name="MT2"/></text:p>
            </table:table-cell>
            <table:covered-table-cell table:style-name="Table3.A1"/>
          </table:table-row>
        </table:table>
        <text:p text:style-name="MP1"/>
      </style:header>
      <style:footer>
        <text:p text:style-name="Footer" loext:marker-style-name="page number"><text:span text:style-name="page_20_number"><text:page-number text:select-page="current">3</text:page-number></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editing-cycles>16</meta:editing-cycles>
    <meta:creation-date>2022-08-19T15:53:00</meta:creation-date>
    <dc:date>2024-01-30T11:28:05.279676118</dc:date>
    <meta:editing-duration>PT1H7M39S</meta:editing-duration>
    <meta:generator>LibreOffice/7.5.9.2$Linux_X86_64 LibreOffice_project/50$Build-2</meta:generator>
    <meta:document-statistic meta:table-count="3" meta:image-count="1" meta:object-count="0" meta:page-count="3" meta:paragraph-count="72" meta:word-count="614" meta:character-count="4425" meta:non-whitespace-character-count="3885"/>
    <meta:user-defined meta:name="AppVersion">16.0000</meta:user-defined>
    <meta:template xlink:type="simple" xlink:actuate="onRequest" xlink:title="Normal.dotm" xlink:href=""/>
  </office:meta>
</office:document-meta>
</file>